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sname</text:p>
          </table:table-cell>
          <table:table-cell table:style-name="Default" office:value-type="string" calcext:value-type="string">
            <text:p>score</text:p>
          </table:table-cell>
          <table:table-cell office:value-type="string" calcext:value-type="string">
            <text:p>binary_score</text:p>
          </table:table-cell>
        </table:table-row>
        <table:table-row table:style-name="ro1">
          <table:table-cell office:value-type="string" calcext:value-type="string">
            <text:p><text:s/>_4183_VAL</text:p>
          </table:table-cell>
          <table:table-cell office:value-type="string" calcext:value-type="string">
            <text:p>0.20019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office:value-type="string" calcext:value-type="string">
            <text:p>0.20235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0_GLU</text:p>
          </table:table-cell>
          <table:table-cell office:value-type="string" calcext:value-type="string">
            <text:p>0.2036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office:value-type="string" calcext:value-type="string">
            <text:p>0.20566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office:value-type="string" calcext:value-type="string">
            <text:p>0.20731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3_VAL</text:p>
          </table:table-cell>
          <table:table-cell office:value-type="string" calcext:value-type="string">
            <text:p>0.20813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3_VAL</text:p>
          </table:table-cell>
          <table:table-cell office:value-type="string" calcext:value-type="string">
            <text:p>0.20840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0_GLU</text:p>
          </table:table-cell>
          <table:table-cell office:value-type="string" calcext:value-type="string">
            <text:p>0.2115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3_VAL</text:p>
          </table:table-cell>
          <table:table-cell office:value-type="string" calcext:value-type="string">
            <text:p>0.2129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office:value-type="string" calcext:value-type="string">
            <text:p>0.22180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2_HIS</text:p>
          </table:table-cell>
          <table:table-cell office:value-type="string" calcext:value-type="string">
            <text:p>0.22519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office:value-type="string" calcext:value-type="string">
            <text:p>0.22640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office:value-type="string" calcext:value-type="string">
            <text:p>0.22644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2685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0_GLU</text:p>
          </table:table-cell>
          <table:table-cell office:value-type="string" calcext:value-type="string">
            <text:p>0.22954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4_TYR</text:p>
          </table:table-cell>
          <table:table-cell office:value-type="string" calcext:value-type="string">
            <text:p>0.23193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office:value-type="string" calcext:value-type="string">
            <text:p>0.23203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3352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3_VAL</text:p>
          </table:table-cell>
          <table:table-cell office:value-type="string" calcext:value-type="string">
            <text:p>0.23510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office:value-type="string" calcext:value-type="string">
            <text:p>0.24590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office:value-type="string" calcext:value-type="string">
            <text:p>0.2465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office:value-type="string" calcext:value-type="string">
            <text:p>0.25269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2_HIS</text:p>
          </table:table-cell>
          <table:table-cell office:value-type="string" calcext:value-type="string">
            <text:p>0.25430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5473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5728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office:value-type="string" calcext:value-type="string">
            <text:p>0.2649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6926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office:value-type="string" calcext:value-type="string">
            <text:p>0.27270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office:value-type="string" calcext:value-type="string">
            <text:p>0.27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3_VAL</text:p>
          </table:table-cell>
          <table:table-cell office:value-type="string" calcext:value-type="string">
            <text:p>0.2780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793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office:value-type="string" calcext:value-type="string">
            <text:p>0.2813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831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2_HIS</text:p>
          </table:table-cell>
          <table:table-cell office:value-type="string" calcext:value-type="string">
            <text:p>0.28421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office:value-type="string" calcext:value-type="string">
            <text:p>0.285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office:value-type="string" calcext:value-type="string">
            <text:p>0.2865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office:value-type="string" calcext:value-type="string">
            <text:p>0.2891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office:value-type="string" calcext:value-type="string">
            <text:p>0.28970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office:value-type="string" calcext:value-type="string">
            <text:p>0.29139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office:value-type="string" calcext:value-type="string">
            <text:p>0.29369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office:value-type="string" calcext:value-type="string">
            <text:p>0.29489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office:value-type="string" calcext:value-type="string">
            <text:p>0.2955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office:value-type="string" calcext:value-type="string">
            <text:p>0.298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office:value-type="string" calcext:value-type="string">
            <text:p>0.2987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table:style-name="ce2" office:value-type="string" calcext:value-type="string">
            <text:p>0.30228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5_GLN</text:p>
          </table:table-cell>
          <table:table-cell table:style-name="ce2" office:value-type="string" calcext:value-type="string">
            <text:p>0.30540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2" office:value-type="string" calcext:value-type="string">
            <text:p>0.3080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0_GLU</text:p>
          </table:table-cell>
          <table:table-cell table:style-name="ce2" office:value-type="string" calcext:value-type="string">
            <text:p>0.3111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2" office:value-type="string" calcext:value-type="string">
            <text:p>0.31186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table:style-name="ce2" office:value-type="string" calcext:value-type="string">
            <text:p>0.3129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table:style-name="ce2" office:value-type="string" calcext:value-type="string">
            <text:p>0.31546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2" office:value-type="string" calcext:value-type="string">
            <text:p>0.3188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2" office:value-type="string" calcext:value-type="string">
            <text:p>0.32081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2" office:value-type="string" calcext:value-type="string">
            <text:p>0.32168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2" office:value-type="string" calcext:value-type="string">
            <text:p>0.32398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table:style-name="ce2" office:value-type="string" calcext:value-type="string">
            <text:p>0.32598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2" office:value-type="string" calcext:value-type="string">
            <text:p>0.32734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table:style-name="ce2" office:value-type="string" calcext:value-type="string">
            <text:p>0.33141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2" office:value-type="string" calcext:value-type="string">
            <text:p>0.33158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table:style-name="ce2" office:value-type="string" calcext:value-type="string">
            <text:p>0.33598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2" office:value-type="string" calcext:value-type="string">
            <text:p>0.3386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table:style-name="ce2" office:value-type="string" calcext:value-type="string">
            <text:p>0.33875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2" office:value-type="string" calcext:value-type="string">
            <text:p>0.3406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2_GLY</text:p>
          </table:table-cell>
          <table:table-cell table:style-name="ce2" office:value-type="string" calcext:value-type="string">
            <text:p>0.34155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2" office:value-type="string" calcext:value-type="string">
            <text:p>0.34325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table:style-name="ce2" office:value-type="string" calcext:value-type="string">
            <text:p>0.34451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2" office:value-type="string" calcext:value-type="string">
            <text:p>0.34683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table:style-name="ce2" office:value-type="string" calcext:value-type="string">
            <text:p>0.3480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2" office:value-type="string" calcext:value-type="string">
            <text:p>0.35001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table:style-name="ce2" office:value-type="string" calcext:value-type="string">
            <text:p>0.35382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2" office:value-type="string" calcext:value-type="string">
            <text:p>0.35558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2" office:value-type="string" calcext:value-type="string">
            <text:p>0.356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2" office:value-type="string" calcext:value-type="string">
            <text:p>0.35982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2" office:value-type="string" calcext:value-type="string">
            <text:p>0.36053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2" office:value-type="string" calcext:value-type="string">
            <text:p>0.3611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2" office:value-type="string" calcext:value-type="string">
            <text:p>0.3668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table:style-name="ce2" office:value-type="string" calcext:value-type="string">
            <text:p>0.3712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2" office:value-type="string" calcext:value-type="string">
            <text:p>0.3738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2" office:value-type="string" calcext:value-type="string">
            <text:p>0.3746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2" office:value-type="string" calcext:value-type="string">
            <text:p>0.3769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2" office:value-type="string" calcext:value-type="string">
            <text:p>0.37736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table:style-name="ce2" office:value-type="string" calcext:value-type="string">
            <text:p>0.3784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2" office:value-type="string" calcext:value-type="string">
            <text:p>0.38013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9_TYR</text:p>
          </table:table-cell>
          <table:table-cell table:style-name="ce2" office:value-type="string" calcext:value-type="string">
            <text:p>0.38053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3_PHE</text:p>
          </table:table-cell>
          <table:table-cell table:style-name="ce2" office:value-type="string" calcext:value-type="string">
            <text:p>0.390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60_LEU</text:p>
          </table:table-cell>
          <table:table-cell table:style-name="ce2" office:value-type="string" calcext:value-type="string">
            <text:p>0.39147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2" office:value-type="string" calcext:value-type="string">
            <text:p>0.39189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2" office:value-type="string" calcext:value-type="string">
            <text:p>0.3932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3" office:value-type="string" calcext:value-type="string">
            <text:p>0.405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3" office:value-type="string" calcext:value-type="string">
            <text:p>0.4130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2_LEU</text:p>
          </table:table-cell>
          <table:table-cell table:style-name="ce3" office:value-type="string" calcext:value-type="string">
            <text:p>0.4177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3" office:value-type="string" calcext:value-type="string">
            <text:p>0.41818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3" office:value-type="string" calcext:value-type="string">
            <text:p>0.42815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3" office:value-type="string" calcext:value-type="string">
            <text:p>0.4285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3" office:value-type="string" calcext:value-type="string">
            <text:p>0.4333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70_TYR</text:p>
          </table:table-cell>
          <table:table-cell table:style-name="ce3" office:value-type="string" calcext:value-type="string">
            <text:p>0.43348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7_LEU</text:p>
          </table:table-cell>
          <table:table-cell table:style-name="ce3" office:value-type="string" calcext:value-type="string">
            <text:p>0.44465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3" office:value-type="string" calcext:value-type="string">
            <text:p>0.44925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3" office:value-type="string" calcext:value-type="string">
            <text:p>0.4855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81_PHE</text:p>
          </table:table-cell>
          <table:table-cell table:style-name="ce3" office:value-type="string" calcext:value-type="string">
            <text:p>0.48820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_4156_GLY</text:p>
          </table:table-cell>
          <table:table-cell table:style-name="ce3" office:value-type="string" calcext:value-type="string">
            <text:p>0.489184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Лист1.A1:Лист1.C10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.00.0000</text:date>, <text:time style:data-style-name="N2" text:time-value="17:36:57.7420003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1:15:31.211132800</meta:creation-date>
    <dc:date>2021-05-21T17:40:10.600511701</dc:date>
    <meta:editing-duration>PT16M55S</meta:editing-duration>
    <meta:editing-cycles>3</meta:editing-cycles>
    <meta:generator>LibreOffice/6.4.7.2$Linux_X86_64 LibreOffice_project/40$Build-2</meta:generator>
    <meta:document-statistic meta:table-count="1" meta:cell-count="306" meta:object-count="0"/>
  </office:meta>
</office:document-meta>
</file>